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13.531cm"/>
    </style:style>
    <style:style style:name="co4" style:family="table-column">
      <style:table-column-properties fo:break-before="auto" style:column-width="6.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Nome</text:p>
          </table:table-cell>
          <table:table-cell office:value-type="string">
            <text:p>Università</text:p>
          </table:table-cell>
          <table:table-cell office:value-type="string">
            <text:p>Dipartimen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<text:a xlink:href="mailto:direttore@di.uniba.it">direttore@di.uniba.it</text:a></text:p>
          </table:table-cell>
          <table:table-cell office:value-type="string">
            <text:p>Fanelli Anna Maria</text:p>
          </table:table-cell>
          <table:table-cell office:value-type="string">
            <text:p>Università degli Studi di Bari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sorin.dragomir@unibas.it">sorin.dragomir@unibas.it</text:a></text:p>
          </table:table-cell>
          <table:table-cell office:value-type="string">
            <text:p>Sorin Dragomir</text:p>
          </table:table-cell>
          <table:table-cell office:value-type="string">
            <text:p>Università degli Studi della Basilicata</text:p>
          </table:table-cell>
          <table:table-cell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marida.bertocchi@unibg.it">marida.bertocchi@unibg.it</text:a></text:p>
          </table:table-cell>
          <table:table-cell office:value-type="string">
            <text:p>Marida Bertocchi</text:p>
          </table:table-cell>
          <table:table-cell office:value-type="string">
            <text:p>Università degli studi di Bergamo</text:p>
          </table:table-cell>
          <table:table-cell office:value-type="string">
            <text:p>Dipartimento di Matematica statistica informatica e applicazioni</text:p>
          </table:table-cell>
        </table:table-row>
        <table:table-row table:style-name="ro1">
          <table:table-cell office:value-type="string">
            <text:p><text:a xlink:href="mailto:dmsia@unibg.it">dmsia@unibg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direttore@deis.unibo.it">direttore@deis.unibo.it</text:a></text:p>
          </table:table-cell>
          <table:table-cell/>
          <table:table-cell office:value-type="string">
            <text:p>Università di Bologna</text:p>
          </table:table-cell>
          <table:table-cell office:value-type="string">
            <text:p>Dipartimento di Elettronica, Informatica e Sistemistica</text:p>
          </table:table-cell>
        </table:table-row>
        <table:table-row table:style-name="ro1">
          <table:table-cell office:value-type="string">
            <text:p><text:a xlink:href="mailto:segreteria@dm.unibo.it">segreteria@dm.unibo.it</text:a></text:p>
          </table:table-cell>
          <table:table-cell/>
          <table:table-cell office:value-type="string">
            <text:p>Università di Bologna</text:p>
          </table:table-cell>
          <table:table-cell office:value-type="string">
            <text:p>Dipartimento di Matematica</text:p>
          </table:table-cell>
        </table:table-row>
        <table:table-row table:style-name="ro1">
          <table:table-cell office:value-type="string">
            <text:p><text:a xlink:href="mailto:dipmat@math.unica.it">dipmat@math.unica.it</text:a></text:p>
          </table:table-cell>
          <table:table-cell/>
          <table:table-cell office:value-type="string">
            <text:p>Università degli Studi di CAGLIARI</text:p>
          </table:table-cell>
          <table:table-cell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matematica-lista@web2.unica.it">matematica-lista@web2.unica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dir.deis@unical.it">dir.deis@unical.it</text:a></text:p>
          </table:table-cell>
          <table:table-cell office:value-type="string">
            <text:p>Sergio GRECO</text:p>
          </table:table-cell>
          <table:table-cell office:value-type="string">
            <text:p>Università della CALABRIA</text:p>
          </table:table-cell>
          <table:table-cell office:value-type="string">
            <text:p>Dipartimento di Elettronica, Informatica e Sistemistica</text:p>
          </table:table-cell>
        </table:table-row>
        <table:table-row table:style-name="ro1">
          <table:table-cell table:style-name="ce1" office:value-type="string">
            <text:p><text:span text:style-name="T1"><text:a xlink:href="mailto:flavio.corradini@unicam.it">flavio.corradini@unicam.it</text:a></text:span></text:p>
          </table:table-cell>
          <table:table-cell office:value-type="string">
            <text:p>Flavio Corradini</text:p>
          </table:table-cell>
          <table:table-cell table:style-name="ce1" office:value-type="string">
            <text:p>Università degli Studi di CAMERINO</text:p>
          </table:table-cell>
          <table:table-cell table:style-name="ce1"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mulone@dmi.unict.it">mulone@dmi.unict.it</text:a></text:p>
          </table:table-cell>
          <table:table-cell office:value-type="string">
            <text:p>Giuseppe Mulone</text:p>
          </table:table-cell>
          <table:table-cell table:style-name="ce1" office:value-type="string">
            <text:p>Università degli Studi di CATANIA</text:p>
          </table:table-cell>
          <table:table-cell table:style-name="ce1" office:value-type="string">
            <text:p>Dipartimento di INFORMATICA E TELECOMUNICAZIONI</text:p>
          </table:table-cell>
        </table:table-row>
        <table:table-row table:style-name="ro1">
          <table:table-cell table:style-name="ce1" office:value-type="string">
            <text:p><text:a xlink:href="mailto:pinzani@dsi.unifi.it">pinzani@dsi.unifi.it</text:a></text:p>
          </table:table-cell>
          <table:table-cell office:value-type="string">
            <text:p>Renzo Pinzani</text:p>
          </table:table-cell>
          <table:table-cell table:style-name="ce1" office:value-type="string">
            <text:p>Università degli Studi di FIRENZE</text:p>
          </table:table-cell>
          <table:table-cell table:style-name="ce1" office:value-type="string">
            <text:p>Dipartimento di SISTEMI E INFORMATICA</text:p>
          </table:table-cell>
        </table:table-row>
        <table:table-row table:style-name="ro1">
          <table:table-cell table:style-name="ce1" office:value-type="string">
            <text:p><text:span text:style-name="T1"><text:a xlink:href="mailto:verri@disi.unige.it">verri@disi.unige.it</text:a></text:span></text:p>
          </table:table-cell>
          <table:table-cell table:style-name="ce1" office:value-type="string">
            <text:p>Alessandro Verri</text:p>
          </table:table-cell>
          <table:table-cell office:value-type="string">
            <text:p>Università degli Studi di GENOVA</text:p>
          </table:table-cell>
          <table:table-cell table:style-name="ce1" office:value-type="string">
            <text:p>Dipartimento di INFORMATICA E SCIENZE DELL'INFORMAZIONE</text:p>
          </table:table-cell>
        </table:table-row>
        <table:table-row table:style-name="ro1">
          <table:table-cell table:style-name="ce1" office:value-type="string">
            <text:p><text:a xlink:href="mailto:gaetano.lanzarone@uninsubria.it">gaetano.lanzarone@uninsubria.it</text:a></text:p>
          </table:table-cell>
          <table:table-cell table:style-name="ce1" office:value-type="string">
            <text:p>Gaetano Aurelio Lanzarone</text:p>
          </table:table-cell>
          <table:table-cell table:style-name="ce1" office:value-type="string">
            <text:p>Università degli Studi INSUBRIA Varese-Como</text:p>
          </table:table-cell>
          <table:table-cell table:style-name="ce1" office:value-type="string">
            <text:p>Dipartimento di INFORMATICA E COMUNICAZIONE</text:p>
          </table:table-cell>
        </table:table-row>
        <table:table-row table:style-name="ro1">
          <table:table-cell office:value-type="string">
            <text:p><text:a xlink:href="mailto:segreteria.dicom@uninsubria.it">segreteria.dicom@uninsubria.it</text:a>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span text:style-name="T1"><text:a xlink:href="mailto:arbib@di.univaq.it">arbib@di.univaq.it</text:a></text:span></text:p>
          </table:table-cell>
          <table:table-cell office:value-type="string">
            <text:p>Claudio Arbib</text:p>
          </table:table-cell>
          <table:table-cell office:value-type="string">
            <text:p>Università degli Studi de L'AQUILA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goffredo.haus@unimi.it">goffredo.haus@unimi.it</text:a></text:p>
          </table:table-cell>
          <table:table-cell office:value-type="string">
            <text:p>Goffredo Haus</text:p>
          </table:table-cell>
          <table:table-cell office:value-type="string">
            <text:p>Università degli Studi di MILANO</text:p>
          </table:table-cell>
          <table:table-cell office:value-type="string">
            <text:p>Dipartimento di INFORMATICA E COMUNICAZIONE</text:p>
          </table:table-cell>
        </table:table-row>
        <table:table-row table:style-name="ro1">
          <table:table-cell office:value-type="string">
            <text:p><text:a xlink:href="mailto:carlo.batini@unimib.it">carlo.batini@unimib.it</text:a></text:p>
          </table:table-cell>
          <table:table-cell office:value-type="string">
            <text:p>Carlo Batini</text:p>
          </table:table-cell>
          <table:table-cell office:value-type="string">
            <text:p>Università degli Studi di MILANO-BICOCCA</text:p>
          </table:table-cell>
          <table:table-cell office:value-type="string">
            <text:p>Dipartimento di INFORMATICA, SISTEMISTICA E COMUNICAZIONE</text:p>
          </table:table-cell>
        </table:table-row>
        <table:table-row table:style-name="ro1">
          <table:table-cell office:value-type="string">
            <text:p><text:a xlink:href="mailto:batini@disco.unimib.it">batini@disco.unimib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antonino.mazzeo@unina.it">antonino.mazzeo@unina.it</text:a></text:p>
          </table:table-cell>
          <table:table-cell office:value-type="string">
            <text:p>MAZZEO ANTONINO</text:p>
          </table:table-cell>
          <table:table-cell office:value-type="string">
            <text:p>Università degli Studi di NAPOLI "Federico II"</text:p>
          </table:table-cell>
          <table:table-cell office:value-type="string">
            <text:p>Dipartimento di INFORMATICA E SISTEMISTICA</text:p>
          </table:table-cell>
        </table:table-row>
        <table:table-row table:style-name="ro1">
          <table:table-cell office:value-type="string">
            <text:p><text:a xlink:href="mailto:peron@na.infn.it">peron@na.infn.it</text:a></text:p>
          </table:table-cell>
          <table:table-cell office:value-type="string">
            <text:p>Adriano Peron</text:p>
          </table:table-cell>
          <table:table-cell office:value-type="string">
            <text:p>Università degli Studi di NAPOLI "Federico II"</text:p>
          </table:table-cell>
          <table:table-cell office:value-type="string">
            <text:p>Corso di Laurea in Informatica</text:p>
          </table:table-cell>
        </table:table-row>
        <table:table-row table:style-name="ro1">
          <table:table-cell table:style-name="ce1" office:value-type="string">
            <text:p><text:span text:style-name="T1"><text:a xlink:href="mailto:giovanni.magenes@unipv.it">giovanni.magenes@unipv.it</text:a></text:span></text:p>
          </table:table-cell>
          <table:table-cell office:value-type="string">
            <text:p>Magenes Giovanni</text:p>
          </table:table-cell>
          <table:table-cell table:style-name="ce1" office:value-type="string">
            <text:p>Università degli Studi di PAVIA</text:p>
          </table:table-cell>
          <table:table-cell table:style-name="ce1" office:value-type="string">
            <text:p>Dipartimento di INFORMATICA E SISTEMISTICA</text:p>
          </table:table-cell>
        </table:table-row>
        <table:table-row table:style-name="ro1">
          <table:table-cell office:value-type="string">
            <text:p><text:a xlink:href="mailto:direzione@dmi.unipg.it">direzione@dmi.unipg.it</text:a></text:p>
          </table:table-cell>
          <table:table-cell office:value-type="string">
            <text:p>Gianluca Vinti</text:p>
          </table:table-cell>
          <table:table-cell office:value-type="string">
            <text:p>Università degli Studi di PERUGIA</text:p>
          </table:table-cell>
          <table:table-cell table:style-name="ce1"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luigi.portinale@unipmn.it">luigi.portinale@unipmn.it</text:a></text:p>
          </table:table-cell>
          <table:table-cell office:value-type="string">
            <text:p>Luigi Portinale</text:p>
          </table:table-cell>
          <table:table-cell office:value-type="string">
            <text:p>Università degli Studi del PIEMONTE ORIENTALE "Amedeo Avogadro"-Vercelli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table:style-name="ce1" office:value-type="string">
            <text:p><text:span text:style-name="T1"><text:a xlink:href="mailto:levi@di.unipi.it">levi@di.unipi.it</text:a></text:span></text:p>
          </table:table-cell>
          <table:table-cell office:value-type="string">
            <text:p>Giorgio Levi</text:p>
          </table:table-cell>
          <table:table-cell office:value-type="string">
            <text:p>Università degli Studi di PISA</text:p>
          </table:table-cell>
          <table:table-cell table:style-name="ce1"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dimet@unirc.it">dimet@unirc.it</text:a></text:p>
          </table:table-cell>
          <table:table-cell office:value-type="string">
            <text:p>Antonio IERA</text:p>
          </table:table-cell>
          <table:table-cell office:value-type="string">
            <text:p>Università degli Studi "Mediterranea" di REGGIO CALABRIA</text:p>
          </table:table-cell>
          <table:table-cell office:value-type="string">
            <text:p>Dipartimento di INFORMATICA, MATEMATICA, ELETTRONICA E TRASPORTI</text:p>
          </table:table-cell>
        </table:table-row>
        <table:table-row table:style-name="ro1">
          <table:table-cell office:value-type="string">
            <text:p><text:a xlink:href="mailto:petreschi@di.uniroma1.it">petreschi@di.uniroma1.it</text:a></text:p>
          </table:table-cell>
          <table:table-cell office:value-type="string">
            <text:p>Rossella Petreschi</text:p>
          </table:table-cell>
          <table:table-cell office:value-type="string">
            <text:p>Università degli Studi di ROMA "La Sapienza"</text:p>
          </table:table-cell>
          <table:table-cell table:style-name="ce1"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aiello@dis.uniroma1.it">aiello@dis.uniroma1.it</text:a></text:p>
          </table:table-cell>
          <table:table-cell office:value-type="string">
            <text:p>Luigia Carlucci Aiello</text:p>
          </table:table-cell>
          <table:table-cell office:value-type="string">
            <text:p>Università degli Studi di ROMA "La Sapienza"</text:p>
          </table:table-cell>
          <table:table-cell office:value-type="string">
            <text:p>Dipartimento di Informatica e sistemistica</text:p>
          </table:table-cell>
        </table:table-row>
        <table:table-row table:style-name="ro1">
          <table:table-cell office:value-type="string">
            <text:p><text:a xlink:href="mailto:ulivi@uniroma3.it">ulivi@uniroma3.it</text:a></text:p>
          </table:table-cell>
          <table:table-cell office:value-type="string">
            <text:p>Giovanni Ulivi</text:p>
          </table:table-cell>
          <table:table-cell office:value-type="string">
            <text:p>Università degli Studi ROMA TRE</text:p>
          </table:table-cell>
          <table:table-cell office:value-type="string">
            <text:p>Dipartimento di INFORMATICA E AUTOMAZIONE</text:p>
          </table:table-cell>
        </table:table-row>
        <table:table-row table:style-name="ro1">
          <table:table-cell office:value-type="string">
            <text:p><text:a xlink:href="mailto:ammindia@dia.uniroma3.it">ammindia@dia.uniroma3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alberto@unisa.it">alberto@unisa.it</text:a></text:p>
          </table:table-cell>
          <table:table-cell office:value-type="string">
            <text:p>ALBERTO NEGRO</text:p>
          </table:table-cell>
          <table:table-cell office:value-type="string">
            <text:p>Università degli Studi di SALERNO</text:p>
          </table:table-cell>
          <table:table-cell office:value-type="string">
            <text:p>Dipartimento di INFORMATICA ED APPLICAZIONI "R.M. CAPOCELLI"</text:p>
          </table:table-cell>
        </table:table-row>
        <table:table-row table:style-name="ro1">
          <table:table-cell office:value-type="string">
            <text:p><text:a xlink:href="mailto:adinola@unisa.it">adinola@unisa.it</text:a></text:p>
          </table:table-cell>
          <table:table-cell office:value-type="string">
            <text:p>Di Nola Antonio</text:p>
          </table:table-cell>
          <table:table-cell office:value-type="string">
            <text:p>Università degli Studi di SALERNO</text:p>
          </table:table-cell>
          <table:table-cell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mario.coppo@unito.it">mario.coppo@unito.it</text:a></text:p>
          </table:table-cell>
          <table:table-cell office:value-type="string">
            <text:p>Mario Coppo</text:p>
          </table:table-cell>
          <table:table-cell office:value-type="string">
            <text:p>Università degli Studi di TORINO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paolo.montuschi@polito.it">paolo.montuschi@polito.it</text:a></text:p>
          </table:table-cell>
          <table:table-cell office:value-type="string">
            <text:p>PAOLO MONTUSCHI</text:p>
          </table:table-cell>
          <table:table-cell office:value-type="string">
            <text:p>Politecnico di TORINO</text:p>
          </table:table-cell>
          <table:table-cell office:value-type="string">
            <text:p>Dipartimento di AUTOMATICA E INFORMATICA</text:p>
          </table:table-cell>
        </table:table-row>
        <table:table-row table:style-name="ro1">
          <table:table-cell office:value-type="string">
            <text:p><text:a xlink:href="mailto:michele.andreaus@unitn.it">michele.andreaus@unitn.it</text:a></text:p>
          </table:table-cell>
          <table:table-cell office:value-type="string">
            <text:p>Michele Andreaus</text:p>
          </table:table-cell>
          <table:table-cell office:value-type="string">
            <text:p>Università degli Studi di TRENTO</text:p>
          </table:table-cell>
          <table:table-cell office:value-type="string">
            <text:p>Dipartimento di INFORMATICA E STUDI AZIENDALI</text:p>
          </table:table-cell>
        </table:table-row>
        <table:table-row table:style-name="ro1">
          <table:table-cell office:value-type="string">
            <text:p><text:a xlink:href="mailto:dip.isa@unitn.it">dip.isa@unitn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disi@disi.unitn.it">disi@disi.unitn.it</text:a></text:p>
          </table:table-cell>
          <table:table-cell/>
          <table:table-cell office:value-type="string">
            <text:p>Università degli Studi di TRENTO</text:p>
          </table:table-cell>
          <table:table-cell office:value-type="string">
            <text:p>Dipartimento di Ingegneria e Scienza dell'Informazione</text:p>
          </table:table-cell>
        </table:table-row>
        <table:table-row table:style-name="ro1">
          <table:table-cell office:value-type="string">
            <text:p><text:a xlink:href="mailto:direttore@dmi.units.it">direttore@dmi.units.it</text:a></text:p>
          </table:table-cell>
          <table:table-cell office:value-type="string">
            <text:p>Daniele Del Santo</text:p>
          </table:table-cell>
          <table:table-cell office:value-type="string">
            <text:p>Università degli Studi di TRIESTE</text:p>
          </table:table-cell>
          <table:table-cell office:value-type="string">
            <text:p>Dipartimento di Matematica e Informatica</text:p>
          </table:table-cell>
        </table:table-row>
        <table:table-row table:style-name="ro1">
          <table:table-cell office:value-type="string">
            <text:p><text:a xlink:href="mailto:delsanto@units.it">delsanto@units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dsma@units.it">dsma@units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dirdeei@units.it">dirdeei@units.it</text:a></text:p>
          </table:table-cell>
          <table:table-cell office:value-type="string">
            <text:p>UKOVICH Walter</text:p>
          </table:table-cell>
          <table:table-cell office:value-type="string">
            <text:p>Università degli Studi di TRIESTE</text:p>
          </table:table-cell>
          <table:table-cell office:value-type="string">
            <text:p>Dipartimento di Elettrotecnica, Elettronica ed Informatica</text:p>
          </table:table-cell>
        </table:table-row>
        <table:table-row table:style-name="ro1">
          <table:table-cell office:value-type="string">
            <text:p><text:a xlink:href="mailto:bugliesi@unive.it">bugliesi@unive.it</text:a></text:p>
          </table:table-cell>
          <table:table-cell office:value-type="string">
            <text:p>Michele Bugliesi</text:p>
          </table:table-cell>
          <table:table-cell office:value-type="string">
            <text:p>Università "Cà Foscari" di VENEZIA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michele@dsi.unive.it">michele@dsi.unive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carlo.combi@univr.it">carlo.combi@univr.it</text:a></text:p>
          </table:table-cell>
          <table:table-cell office:value-type="string">
            <text:p>Carlo Combi</text:p>
          </table:table-cell>
          <table:table-cell office:value-type="string">
            <text:p>Università degli Studi di VERONA</text:p>
          </table:table-cell>
          <table:table-cell office:value-type="string">
            <text:p>Dipartimento di INFORMATICA</text:p>
          </table:table-cell>
        </table:table-row>
        <table:table-row table:style-name="ro1">
          <table:table-cell office:value-type="string">
            <text:p><text:a xlink:href="mailto:combi@sci.univr.it">combi@sci.univr.i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mailto:segreteria-di@sci.univr.it">segreteria-di@sci.univr.it</text:a>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14.06.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2T17:06:25</meta:creation-date>
    <dc:date>2010-05-07T14:06:29</dc:date>
    <meta:editing-duration>PT00H32M03S</meta:editing-duration>
    <meta:editing-cycles>2</meta:editing-cycles>
    <meta:generator>OpenOffice.org/3.0$Unix OpenOffice.org_project/300m15$Build-9379</meta:generator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